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36"/>
    <style:style style:name="ce4" style:family="table-cell" style:parent-style-name="Default" style:data-style-name="N1"/>
    <style:style style:name="co1" style:family="table-column">
      <style:table-column-properties fo:break-before="auto" style:column-width="2.40145454545455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3D-slab-nonb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=N*10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seq</text:p>
          </table:table-cell>
          <table:table-cell office:value-type="string" table:style-name="ce2">
            <text:p>4perhost 4</text:p>
          </table:table-cell>
          <table:table-cell office:value-type="string" table:style-name="ce2">
            <text:p>8perhost 8</text:p>
          </table:table-cell>
          <table:table-cell office:value-type="string" table:style-name="ce1">
            <text:p>speedup 8p8</text:p>
          </table:table-cell>
          <table:table-cell office:value-type="string" table:style-name="ce1">
            <text:p>efficiency 8p8</text:p>
          </table:table-cell>
          <table:table-cell office:value-type="string" table:style-name="ce1">
            <text:p>speedup 4p4</text:p>
          </table:table-cell>
          <table:table-cell office:value-type="string" table:style-name="ce1">
            <text:p>efficiency 4p4</text:p>
          </table:table-cell>
          <table:table-cell table:number-columns-repeated="16376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0.80700000000000005" table:style-name="ce3">
            <text:p>0,807</text:p>
          </table:table-cell>
          <table:table-cell office:value-type="float" office:value="0.56699999999999995" table:style-name="ce3">
            <text:p>0,567</text:p>
          </table:table-cell>
          <table:table-cell office:value-type="float" office:value="0.52400000000000002" table:style-name="ce3">
            <text:p>0,524</text:p>
          </table:table-cell>
          <table:table-cell office:value-type="float" office:value="1.5400763358778626" table:formula="of:=[.B4]/[.D4]" table:style-name="ce3">
            <text:p>1,540</text:p>
          </table:table-cell>
          <table:table-cell office:value-type="float" office:value="0.19250954198473283" table:formula="of:=[.E4]/8" table:style-name="ce3">
            <text:p>0,193</text:p>
          </table:table-cell>
          <table:table-cell office:value-type="float" office:value="1.4232804232804235" table:formula="of:=[.B4]/[.C4]" table:style-name="ce3">
            <text:p>1,423</text:p>
          </table:table-cell>
          <table:table-cell office:value-type="float" office:value="0.35582010582010587" table:formula="of:=[.G4]/4" table:style-name="ce3">
            <text:p>0,356</text:p>
          </table:table-cell>
          <table:table-cell table:number-columns-repeated="16376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2.885" table:style-name="ce3">
            <text:p>12,885</text:p>
          </table:table-cell>
          <table:table-cell office:value-type="float" office:value="7.4619999999999997" table:style-name="ce3">
            <text:p>7,462</text:p>
          </table:table-cell>
          <table:table-cell office:value-type="float" office:value="5.6459999999999999" table:style-name="ce3">
            <text:p>5,646</text:p>
          </table:table-cell>
          <table:table-cell office:value-type="float" office:value="2.2821466524973433" table:formula="of:=[.B5]/[.D5]" table:style-name="ce3">
            <text:p>2,282</text:p>
          </table:table-cell>
          <table:table-cell office:value-type="float" office:value="0.28526833156216791" table:formula="of:=[.E5]/8" table:style-name="ce3">
            <text:p>0,285</text:p>
          </table:table-cell>
          <table:table-cell office:value-type="float" office:value="1.7267488608952024" table:formula="of:=[.B5]/[.C5]" table:style-name="ce3">
            <text:p>1,727</text:p>
          </table:table-cell>
          <table:table-cell office:value-type="float" office:value="0.4316872152238006" table:formula="of:=[.G5]/4" table:style-name="ce3">
            <text:p>0,432</text:p>
          </table:table-cell>
          <table:table-cell table:number-columns-repeated="16376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35.281999999999996" table:style-name="ce3">
            <text:p>35,282</text:p>
          </table:table-cell>
          <table:table-cell office:value-type="float" office:value="10.849" table:style-name="ce3">
            <text:p>10,849</text:p>
          </table:table-cell>
          <table:table-cell office:value-type="float" office:value="8.11" table:style-name="ce3">
            <text:p>8,110</text:p>
          </table:table-cell>
          <table:table-cell office:value-type="float" office:value="4.3504315659679405" table:formula="of:=[.B6]/[.D6]" table:style-name="ce3">
            <text:p>4,350</text:p>
          </table:table-cell>
          <table:table-cell office:value-type="float" office:value="0.54380394574599256" table:formula="of:=[.E6]/8" table:style-name="ce3">
            <text:p>0,544</text:p>
          </table:table-cell>
          <table:table-cell office:value-type="float" office:value="3.2520969674624385" table:formula="of:=[.B6]/[.C6]" table:style-name="ce3">
            <text:p>3,252</text:p>
          </table:table-cell>
          <table:table-cell office:value-type="float" office:value="0.81302424186560962" table:formula="of:=[.G6]/4" table:style-name="ce3">
            <text:p>0,813</text:p>
          </table:table-cell>
          <table:table-cell table:number-columns-repeated="16376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53.722999999999999" table:style-name="ce3">
            <text:p>53,723</text:p>
          </table:table-cell>
          <table:table-cell office:value-type="float" office:value="16.486000000000001" table:style-name="ce3">
            <text:p>16,486</text:p>
          </table:table-cell>
          <table:table-cell office:value-type="float" office:value="10.958" table:style-name="ce3">
            <text:p>10,958</text:p>
          </table:table-cell>
          <table:table-cell office:value-type="float" office:value="4.9026282168278881" table:formula="of:=[.B7]/[.D7]" table:style-name="ce3">
            <text:p>4,903</text:p>
          </table:table-cell>
          <table:table-cell office:value-type="float" office:value="0.61282852710348601" table:formula="of:=[.E7]/8" table:style-name="ce3">
            <text:p>0,613</text:p>
          </table:table-cell>
          <table:table-cell office:value-type="float" office:value="3.2587043552104813" table:formula="of:=[.B7]/[.C7]" table:style-name="ce3">
            <text:p>3,259</text:p>
          </table:table-cell>
          <table:table-cell office:value-type="float" office:value="0.81467608880262032" table:formula="of:=[.G7]/4" table:style-name="ce3">
            <text:p>0,815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3D-slab-b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=N*1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seq</text:p>
          </table:table-cell>
          <table:table-cell office:value-type="string" table:style-name="ce1">
            <text:p>4perhost 4</text:p>
          </table:table-cell>
          <table:table-cell office:value-type="string" table:style-name="ce1">
            <text:p>8perhost 8</text:p>
          </table:table-cell>
          <table:table-cell office:value-type="string" table:style-name="ce1">
            <text:p>speedup 8p8</text:p>
          </table:table-cell>
          <table:table-cell office:value-type="string" table:style-name="ce1">
            <text:p>efficiency 8p8</text:p>
          </table:table-cell>
          <table:table-cell office:value-type="string" table:style-name="ce1">
            <text:p>speedup 4p4</text:p>
          </table:table-cell>
          <table:table-cell office:value-type="string" table:style-name="ce1">
            <text:p>efficiency 4p4</text:p>
          </table:table-cell>
          <table:table-cell table:number-columns-repeated="16376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0.80700000000000005" table:style-name="ce3">
            <text:p>0,807</text:p>
          </table:table-cell>
          <table:table-cell office:value-type="float" office:value="0.65700000000000003" table:style-name="ce3">
            <text:p>0,657</text:p>
          </table:table-cell>
          <table:table-cell office:value-type="float" office:value="0.53200000000000003" table:style-name="ce3">
            <text:p>0,532</text:p>
          </table:table-cell>
          <table:table-cell office:value-type="float" office:value="1.5169172932330828" table:formula="of:=[.B14]/[.D14]" table:style-name="ce3">
            <text:p>1,517</text:p>
          </table:table-cell>
          <table:table-cell office:value-type="float" office:value="0.18961466165413535" table:formula="of:=[.E14]/8" table:style-name="ce3">
            <text:p>0,190</text:p>
          </table:table-cell>
          <table:table-cell office:value-type="float" office:value="1.2283105022831051" table:formula="of:=[.B14]/[.C14]" table:style-name="ce3">
            <text:p>1,228</text:p>
          </table:table-cell>
          <table:table-cell office:value-type="float" office:value="0.30707762557077628" table:formula="of:=[.G14]/4" table:style-name="ce3">
            <text:p>0,307</text:p>
          </table:table-cell>
          <table:table-cell table:number-columns-repeated="16376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2.885" table:style-name="ce3">
            <text:p>12,885</text:p>
          </table:table-cell>
          <table:table-cell office:value-type="float" office:value="7.6980000000000004" table:style-name="ce3">
            <text:p>7,698</text:p>
          </table:table-cell>
          <table:table-cell office:value-type="float" office:value="4.9640000000000004" table:style-name="ce3">
            <text:p>4,964</text:p>
          </table:table-cell>
          <table:table-cell office:value-type="float" office:value="2.5956889605157127" table:formula="of:=[.B15]/[.D15]" table:style-name="ce3">
            <text:p>2,596</text:p>
          </table:table-cell>
          <table:table-cell office:value-type="float" office:value="0.32446112006446409" table:formula="of:=[.E15]/8" table:style-name="ce3">
            <text:p>0,324</text:p>
          </table:table-cell>
          <table:table-cell office:value-type="float" office:value="1.6738113795791114" table:formula="of:=[.B15]/[.C15]" table:style-name="ce3">
            <text:p>1,674</text:p>
          </table:table-cell>
          <table:table-cell office:value-type="float" office:value="0.41845284489477785" table:formula="of:=[.G15]/4" table:style-name="ce3">
            <text:p>0,418</text:p>
          </table:table-cell>
          <table:table-cell table:number-columns-repeated="16376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35.281999999999996" table:style-name="ce3">
            <text:p>35,282</text:p>
          </table:table-cell>
          <table:table-cell office:value-type="float" office:value="12.244" table:style-name="ce3">
            <text:p>12,244</text:p>
          </table:table-cell>
          <table:table-cell office:value-type="float" office:value="7.7759999999999998" table:style-name="ce3">
            <text:p>7,776</text:p>
          </table:table-cell>
          <table:table-cell office:value-type="float" office:value="4.5372942386831276" table:formula="of:=[.B16]/[.D16]" table:style-name="ce3">
            <text:p>4,537</text:p>
          </table:table-cell>
          <table:table-cell office:value-type="float" office:value="0.56716177983539096" table:formula="of:=[.E16]/8" table:style-name="ce3">
            <text:p>0,567</text:p>
          </table:table-cell>
          <table:table-cell office:value-type="float" office:value="2.8815746488075789" table:formula="of:=[.B16]/[.C16]" table:style-name="ce3">
            <text:p>2,882</text:p>
          </table:table-cell>
          <table:table-cell office:value-type="float" office:value="0.72039366220189471" table:formula="of:=[.G16]/4" table:style-name="ce3">
            <text:p>0,720</text:p>
          </table:table-cell>
          <table:table-cell table:number-columns-repeated="16376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53.722999999999999" table:style-name="ce3">
            <text:p>53,723</text:p>
          </table:table-cell>
          <table:table-cell office:value-type="float" office:value="16.495000000000001" table:style-name="ce3">
            <text:p>16,495</text:p>
          </table:table-cell>
          <table:table-cell office:value-type="float" office:value="10.7" table:style-name="ce3">
            <text:p>10,700</text:p>
          </table:table-cell>
          <table:table-cell office:value-type="float" office:value="5.0208411214953275" table:formula="of:=[.B17]/[.D17]" table:style-name="ce3">
            <text:p>5,021</text:p>
          </table:table-cell>
          <table:table-cell office:value-type="float" office:value="0.62760514018691593" table:formula="of:=[.E17]/8" table:style-name="ce3">
            <text:p>0,628</text:p>
          </table:table-cell>
          <table:table-cell office:value-type="float" office:value="3.25692634131555" table:formula="of:=[.B17]/[.C17]" table:style-name="ce3">
            <text:p>3,257</text:p>
          </table:table-cell>
          <table:table-cell office:value-type="float" office:value="0.81423158532888751" table:formula="of:=[.G17]/4" table:style-name="ce3">
            <text:p>0,814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ndreas Peintner</meta:initial-creator>
    <dc:creator>Benutzer</dc:creator>
    <meta:creation-date>2019-11-04T08:25:39Z</meta:creation-date>
    <dc:date>2019-11-05T17:24:52Z</dc:date>
    <meta:editing-duration>PT0S</meta:editing-duration>
  </office:meta>
</office:document-meta>
</file>